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.parseObject( String text , Feature ...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.parseObject( String input , Type clazz , int featureValues , Feature ... featur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SON.addMixInAnnotations( Type target , Type mixin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.writeJSONString( OutputStream os , Object object , SerializerFeature ...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.parseObject( String input , Type clazz , ParserConfig config , ParseProcess processor , int featureValues , Feature ... feature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JSON.toJavaObject( Class &lt; T &gt; clazz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.toJSON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.toJSONBytes( Object object , SerializeFilter [ ] filters , SerializerFeature ...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.removeMixInAnnotations( Type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.toJSONString( Object object , SerializeConfig config , SerializerFeature ...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.toJSONString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.parse( byte [ ] input , int off , int len , CharsetDecoder charsetDecoder , int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SON.parseObject( String text , Class &lt; T &gt; clazz , ParseProcess processor , Feature ...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JSON.writeJSONString( OutputStream os , Object object , int defaultFeatures , SerializerFeature ...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.parse( String text , ParserConfig config , int featu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.toJSONString( Object object , SerializeConfig config , SerializeFilter filter , SerializerFeature ...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.writeJSONStringTo( Object object , Writer writer , SerializerFeature ...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.parseObject( InputStream is , Charset charset , Type type , Feature ...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.parseArray( String text , ParserConfig parserConfi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SON.toJSONBytesWithFastJsonConfig( Charset charset , Object object , SerializeConfig config , SerializeFilter [ ] filters , String dateFormat , int defaultFeatures , SerializerFeature ... featur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SON.getMixInAnnotations( Type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.parseObject( String input , Type clazz , ParserConfig config , int featureValues , Feature ...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.parseObject( byte [ ] bytes , int offset , int len , Charset charset , Type clazz , ParserConfig config , ParseProcess processor , int featureValues , Feature ... feature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JSON.parseObject( byte [ ] bytes , Type clazz , Feature ...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.toJSONString( Object object , int defaultFeatures , SerializerFeature ... featur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SON.parseArray( String text , Class &lt; T &gt; clazz , ParserConfig confi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SON.toJSONStringWithDateFormat( Object object , String dateFormat , SerializerFeature ...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.parse( byte [ ] input , Feature ... featu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.parseObject( String text , Class &lt;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.setDefaultTypeKey( String type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.parseObject( InputStream is , Type type , Feature ...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.toJSONBytes( Object object , SerializeConfig config , SerializeFilter [ ] filters , int defaultFeatures , SerializerFeature ...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.toJSON( Object javaObject , SerializeConfig config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7">
            <text:p text:style-name="Table_20_Contents">7</text:p>
          </table:table-cell>
          <table:table-cell office:value-type="float" office:value="84">
            <text:p text:style-name="Table_20_Contents">84</text:p>
          </table:table-cell>
        </table:table-row>
        <table:table-row>
          <table:table-cell office:value-type="string">
            <text:p text:style-name="Table_20_Contents">JSON.parseObject( String input , Type clazz , ParserConfig config , Feature ...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.parseArray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.allocateChars( int leng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SON.toJSONBytes( Object object , SerializeConfig config , SerializeFilter filter , SerializerFeature ...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.isValidObject( String st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JSON.toJSONBytes( Object object , SerializeConfig config , SerializerFeature ...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.toJSONStringZ( Object object , SerializeConfig mapping , SerializerFeature ...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.toJSONBytes( Object object , SerializeFilter filter , SerializerFeature ...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.allocateBytes( int leng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SON.parseObject( String text , TypeReference &lt; T &gt; type , Feature ...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.clearMixIn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.parse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.toJSONBytes( Object object , int defaultFeatures , SerializerFeature ...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.parseArray( String text , Type [ ] 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.config( Properties properti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JSON.parseObject( String json , Type type , Feature ...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.toJSONBytes( Object object , SerializerFeature ...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.isValid( String str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5">
            <text:p text:style-name="Table_20_Contents">5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JSON.writeJSONString( Appendable append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ON.parse( String text , Feature ... featu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.toJavaObject(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.writeJSONString( Writer writer , Object object , SerializerFeature ...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.parseObject( char [ ] input , int length , Type clazz , Feature ... featur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SON.parse( String text , int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.toJavaObject( TypeReference typeReferen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.toJSONBytes( Charset charset , Object object , SerializeConfig config , SerializeFilter [ ] filters , String dateFormat , int defaultFeatures , SerializerFeature ... featur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SON.toJSONString( Object object , SerializeFilter [ ] filters , SerializerFeature ...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.writeJSONString( OutputStream os , Charset charset , Object object , SerializerFeature ...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.writeJSONStringWithFastJsonConfig( OutputStream os , Charset charset , Object object , SerializeConfig config , SerializeFilter [ ] filters , String dateFormat , int defaultFeatures , SerializerFeature ... featur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SON.toJSONString( Object object , SerializeConfig config , SerializeFilter [ ] filters , String dateFormat , int defaultFeatures , SerializerFeature ... featur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SON.parseObject( byte [ ] bytes , Charset charset , Type clazz , ParserConfig config , ParseProcess processor , int featureValues , Feature ...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.parse( String text , ParserConfig config , Feature ... featu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.handleResovleTask( DefaultJSONParser parser , 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.toJSON( Object javaObject , ParserConfig parser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.toJSONBytes( Object object , SerializeConfig config , int defaultFeatures , SerializerFeature ...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.parseObject( byte [ ] input , int off , int len , CharsetDecoder charsetDecoder , Type clazz , Feature ...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.parseObject( String json , Class &lt; T &gt; clazz , Feature ...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.parseObject( String 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ON.toJavaObject( JSON json , Class &lt;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.toJSONString( Object object , SerializerFeature ...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.toJSONString( Object object , SerializeConfig config , SerializeFilter [ ] filters , SerializerFeature ...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.toJSON( Object java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.parseObject( InputStream is , Charset charset , Type type , ParserConfig config , ParseProcess processor , int featureValues , Feature ... featur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SON.toJSONString( Object object , SerializeFilter filter , SerializerFeature ...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.writeJSONString( Writer writer , Object object , int defaultFeatures , SerializerFeature ...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.toString( SerializerFeature ...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.toJSONBytes( Object object , SerializeConfig config , SerializeFilter [ ] filters , String dateFormat , int defaultFeatures , SerializerFeature ...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.parseArray( String text , Class &lt;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.isValidArray( String st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SON.parse( String text , Parser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.parseObject( String input , Type clazz , ParseProcess processor , Feature ...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.parse( byte [ ] input , int off , int len , CharsetDecoder charsetDecoder , Feature ... featur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.parseObject( InputStream is , Charset charset , Type type , ParserConfig config , Feature ...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.parseObject( byte [ ] bytes , int offset , int len , Charset charset , Type clazz , Feature ...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.parseArray( String text , Type [ ] types , ParserConfig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SON.toJSONString( Object object , boolean prettyForma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.writeJSONString( OutputStream os , Charset charset , Object object , SerializeConfig config , SerializeFilter [ ] filters , String dateFormat , int defaultFeatures , SerializerFeature ... featur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